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32pt" fo:font-weight="bold" officeooo:rsid="001f0f0f" officeooo:paragraph-rsid="001f0f0f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4pt" fo:font-weight="bold" officeooo:rsid="001f0f0f" officeooo:paragraph-rsid="001f0f0f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4pt" fo:font-weight="normal" officeooo:rsid="001f0f0f" officeooo:paragraph-rsid="001f0f0f" style:font-size-asian="12.25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brary CTF</text:p>
      <text:p text:style-name="P2"><text:span text:style-name="T1">Room: </text:span><text:a xlink:type="simple" xlink:href="https://tryhackme.com/room/bsidesgtlibrary" text:style-name="Internet_20_link" text:visited-style-name="Visited_20_Internet_20_Link"><text:span text:style-name="T1">https://tryhackme.com/room/bsidesgtlibrary</text:span></text:a></text:p>
      <text:p text:style-name="P2"/>
      <text:p text:style-name="P3">d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6T20:48:11.422889300</meta:creation-date>
    <dc:date>2026-02-06T20:51:32.080933200</dc:date>
    <meta:editing-duration>PT3M20S</meta:editing-duration>
    <meta:editing-cycles>1</meta:editing-cycles>
    <meta:document-statistic meta:table-count="0" meta:image-count="0" meta:object-count="0" meta:page-count="1" meta:paragraph-count="3" meta:word-count="5" meta:character-count="62" meta:non-whitespace-character-count="60"/>
    <meta:generator>LibreOffice/25.2.7.2$Windows_X86_64 LibreOffice_project/5cbfd1ab6520636bb5f7b99185aa69bd7456825d</meta:generator>
  </office:meta>
</office:document-meta>
</file>